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font-name="Times New Roman1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0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5</text:p>
      <text:p text:style-name="P2">Month<text:tab/><text:tab/><text:tab/><text:tab/><text:tab/><text:tab/></text:p>
      <text:p text:style-name="P2">Year<text:tab/><text:tab/><text:tab/><text:tab/><text:tab/><text:tab/>1895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udaism; Asceticism; Drexel, Katharine Mary, Saint, 1858-1955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Katharine Drexel; Rev. John Scully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6">[Note: The number "33" is written in pencil and circled, near the top right corner of the page.]</text:p>
      <text:p text:style-name="P8">95/</text:p>
      <text:p text:style-name="P7">Judaism is not asceticism/</text:p>
      <text:p text:style-name="P7"/>
      <text:p text:style-name="P6">[Page 1]</text:p>
      <text:p text:style-name="P6">About a month ago, a solemn ceremony was <text:span text:style-name="T2">held</text:span><text:span text:style-name="T3"> performed/ within the borders of Philadelphia. <text:s/>The description of it,/ touched me deeply. Stirring in its simplicity, suggestive/ in its final purpose, I felt instinctively drawn towards the/ central character in that affecting ceremony. <text:s/>It was a/ woman whose total </text:span><text:span text:style-name="T2">negation</text:span><text:span text:style-name="T3"> denial of self laid strong hold of my/ feelings. <text:s/>Possessed of riches ever abundant; connected by/ family ties with a social circle conspicuous in this city of/ her birth, she renounced the world and all the pleasures it/ affords, in obedience to a religious aspiration. <text:s/>The brightest/ vision, which wealth and high station set to view,/ paled into a faint shadow before the thought which/ had the full mastery of her soul. <text:s/>Poverty, chastity and/ lowliness she pledged to the service of sufferers from/ racial prejudices. <text:s/>That devotee to a cause, which/ she deemed most holy, had founded a sisterhood for/ </text:span><text:soft-page-break/><text:span text:style-name="T3">the evangelization of Indians and colored people in the/ United States. <text:s/>Kneeling in a secluded spot of the/ chapel, which her gold had built, she entered into a bond,/ that death alone could tear asunder. <text:s/>I was carried/ away by the idea of so great a sacrifice, and if the con-/secration of that life to a sentiment inspired by faith, had/ ended in the ceremony, whose description I had read,/</text:span></text:p>
      <text:p text:style-name="P6"><text:span text:style-name="T3"/></text:p>
      <text:p text:style-name="P6"><text:span text:style-name="T3">[Page 2]</text:span></text:p>
      <text:p text:style-name="P9">had ended in the ceremony<text:span text:style-name="T3"> the impression left upon my/ mind, might have lasted a time, though calm reason/ and Judaism would combine to erase it. <text:s/>But the/ address which followed the ceremony, soon dispelled the/ charm. <text:s/>He who spoke to command the act, taught/ that to deny oneself all the delights of this existence,/ is to supremely glorify God. <text:s/>And in order the more strongly to/ emphasize that teaching, he authoritatively assigned as a/ reward for the deed, the privilege of sitting hereafter upon/ twelve celestial thrones and judging the twelve tribes of/ Israel. <text:s/>I quote the Christian prelate, not by/ way of satire or derision. <text:s/>My nature and my religion de-/-mand that I respect sincerity wherever met. <text:s/>It is/ when under the guise of sincerity, fanaticism rises </text:span>up<text:span text:style-name="T3"> uncontrolled/ and overleaps all bounds; when it dares assume a dict-/-atorship, that what some term sincerity forfeits my/ regard and that of all who think aright. <text:s/>Admit,/ Catholicism can point to votaries, who honor their/ church by practical benevolence. <text:s/>I always look/ with reverence upon women who are entitled to the name/ they bear--"sisters of charity." <text:s/>Voluntarily, eagerly, they/ expose their lives to diseases that they may assuage/ in others bodily ailments. <text:s/>They shrink at nothing,/ however loathsome or revolting, urged on by the power/</text:span></text:p>
      <text:p text:style-name="P9"><text:span text:style-name="T3"/></text:p>
      <text:p text:style-name="P9"><text:span text:style-name="T3">[Page 3]</text:span></text:p>
      <text:p text:style-name="P9"><text:span text:style-name="T3">of a sincere belief that in so doing they serve the dei-/-fied being, whom they adore on earth and whose </text:span>loving<text:span text:style-name="T3"> smiling ap-/-proval </text:span>love<text:span text:style-name="T3"> they hope to secure in heaven. <text:s/>Admirable/ unselfishness! <text:s/>But having conceded that much without any/ equivocation, I may ask whether the conception which we/ should form of a merciful Creator, warrants a course like/ that which Miss Drexel adopted and an instruction like/ that which Father Scully, who preached the sermon, im-/-parted. <text:s/>I know that my negative answer, clashes/ with views that some sensitive Jewesses--I trust/ they are exceedingly few in number--some morbidly constituted Jewesses, do entertain. <text:s/>One/ who had been sorely tried in her affections, lamented in/ my presence, the absence </text:span>in Judaism<text:span text:style-name="T3"> of an inspiring strength/ </text:span>which<text:span text:style-name="T3"> in Judaism leading to a complete withdrawl[sic!] from a seductive/ world. <text:s/>Christianity--she asserted--is supremely/ spiritual. <text:s/>It provides a balm for all ills. <text:s/>Well:/ the Rabbis recommended to make allowance</text:span>s<text:span text:style-name="T3"> for </text:span>those<text:span text:style-name="T3"> a/ </text:span>whose<text:span text:style-name="T3"> language </text:span>is<text:span text:style-name="T3"> dictated by suffering [Hebrew]/ But I read my Bible without dark spectacles and/ discover a shining brightness. <text:s/>I discover that God/ </text:span>rejoiced in<text:span text:style-name="T3"> contemplating His handiwork, </text:span>that He and<text:span text:style-name="T3"> pronounced it/ [Hebrew] "very good" to effect the sublime object for/ which it was brought forth--namely to promote the happiness of </text:span>His<text:span text:style-name="T3"> all sentient creatures./</text:span></text:p>
      <text:p text:style-name="P9"><text:span text:style-name="T3"/></text:p>
      <text:p text:style-name="P9"><text:span text:style-name="T3">[Page 4]</text:span></text:p>
      <text:p text:style-name="P9"><text:span text:style-name="T3">I do not need search far to learn that our Maker/ wished us to enjoy the fruits of our labor, in a glad-/some intercourse with others for whose sake also He/ ordered land, sea and sky to yeild</text:span>s<text:span text:style-name="T3">[sic!] blessings profusely./ <text:s/>Isaiah, a giant of intellect, </text:span>contemplating viewing<text:span text:style-name="T3"> surveying the world/ </text:span>we live in<text:span text:style-name="T3"> that we live in, preached this lesson [Hebrew]/ Not in vain did God create it. <text:s/>He formed it for hu-/-man habitation. <text:s/>The idea that to shun the world/ </text:span>we live in<text:span text:style-name="T3"> and the pleasures with which it teems, is to reach the/ climax of righteousness, opposes the idea underlying the/ </text:span>object<text:span text:style-name="T3"> purpose of the creation and, from a Jewish standpoint,/ it offends the Almighty, for it impugns His so-/-vereign wisdom. <text:s/>We daily say in our ritual [Hebrew]. <text:s/>Not in the solitariness of a cloister,/ but in the wide world seeking our own happiness/ and the welfare of our companions through the journey/ of life, there is a restorative. <text:s/>The whole history/ of Israel protests against a gloomy construction of/ religion. <text:s/>Never were there among us nunneries,/ monasteries, convents. <text:s/>They would have been in/ open antagonism </text:span>with<text:span text:style-name="T3"> to the teaching </text:span><text:soft-page-break/><text:span text:style-name="T3">that the Lord/ is glorified by our gathering His celestial favors/ unitedly, that we must worship Him [Hebrew]/ with joyfulness and gladness of heart [Hebrew]/ "Serve the Lord with Joy," exclaims the Psalmist./</text:span></text:p>
      <text:p text:style-name="P9"><text:span text:style-name="T3"/></text:p>
      <text:p text:style-name="P9"><text:span text:style-name="T3">[Page 5]</text:span></text:p>
      <text:p text:style-name="P9"><text:span text:style-name="T3">To </text:span>imbue<text:span text:style-name="T3"> instill into us </text:span>with<text:span text:style-name="T3"> sentiments of gratitude, Moses/ says: "Thou shalt rejoice over all the good that/ the Lord thy God has bestowed on thee and thy house-/-hold, even on thee and the Levite and the stranger/ that is in the midst of thee". <text:s/>Judaism is not/ asceticism. <text:s/>The Nazarite who, </text:span>abstained<text:span text:style-name="T3"> of his/ own accord abstained from what is permissible with moderation,/ was obliged to bring a sin offering [Hebrew]/ when the term of his vow expired. <text:s/>The Sages tell/ us, that he should not have burdened himself/ with additional prohibitions [Hebrew] <text:s/>There has been/ a period in our history, when a notion similar to/ that which the Catholic Church encourages, was/ seized upon by a few born in the faith of Abra-/-ham. <text:s/>National calamities must have given that notion/ its origin. <text:s/>The Essenes severed themselves from the/ community of their brethren. <text:s/>They accepted a mode/ of living totally foreign to the principles that ever/ guided Israelites. <text:s/>Because Syro-Grecian op-/-pression weighed us down, and </text:span>again<text:span text:style-name="T3"> later on because in-/-vincible Rome knocked at the gates of Judea, the/ Essenes, despairing to regain the liberty </text:span>yearned after<text:span text:style-name="T3"> which their brethren fought for,/ delivered themselves to austere practices and devotions--some/ even adopting celibacy, against the letter and spirit/</text:span></text:p>
      <text:p text:style-name="P9"><text:span text:style-name="T3"/></text:p>
      <text:p text:style-name="P9"><text:span text:style-name="T3">[Page 6]</text:span></text:p>
      <text:p text:style-name="P9"><text:span text:style-name="T3">of Mosaism and traditionalism. <text:s/>But the small/ sect of the Essenes was an unnatural growth in/ the soil of Judaism. <text:s/>We let it go. <text:s/>Nascent/ Christianity, preaching a kingdom of heaven and not hu-/man freedom on earth; nascent Christianity that asked/ to give Ceaser[sic!] what is Ceaser's[sic!], and to care nothing for/ the morrow, nascent Christianity, affecting contempt/ for things temporal, may have transplanted into its soil,/ that exotic plant in the field of Judaism./</text:span></text:p>
      <text:p text:style-name="P9"><text:span text:style-name="T3">With us activity in the world which was moulded by the supremest/ wisdom for our happiness [Hebrew] has ever been the leading thought/ of a consistent Jew; aye, of a Jewess too. <text:s/>Since the day/ that Sarah quickly made ready three measures of/ fine meal and kneaded them to hospitably entertain strange-/-rs, women of Israel have considered real righteousness/ to busy themselves in doing good widely in their/ various relations of life as wives, mothers, sisters, and/ socially not less than domestically. <text:s/>Hence our Haldah,/ our Beruria, and in modern times our Deborah Ascarelli, our Rachel Bandag-/-ger, the Florence </text:span>Mtinghale<text:span text:style-name="T3"> Nightingale of Italy. <text:s/>It has/ been my fortune in this city of my preference and/ among the people whom I still serve, to have/ come in contact with Jewesses, whose pleasure/</text:span></text:p>
      <text:p text:style-name="P9"><text:span text:style-name="T3"/></text:p>
      <text:p text:style-name="P9"><text:span text:style-name="T3">[Page 7]</text:span></text:p>
      <text:p text:style-name="P9"><text:span text:style-name="T3">it was and is to </text:span>promote<text:span text:style-name="T3"> further whatever benefits man-/-kind in body and mind, &amp; yet neglecting none of/ the occupations necessary for the government of well/ regulated households. <text:s/>And I acknowledge with/ </text:span>sincere<text:span text:style-name="T3"> unfeigned satisfaction, that as far as I can judge, no/ country has equalled[sic!] America in the facilities offered/ to women to work in numerous fields of usefulness./ <text:s/>My satisfaction increases, when I contemplate the ef-/-fects of such a recognition of woman's powers for/ good, or American women who are born and reared in my/ ancestral creed. <text:s/>To the Congregation Mickv</text:span><text:span text:style-name="T4">é</text:span><text:span text:style-name="T5"> Is-/-rael is due the merit of having been the first/ to emancipate its women, in accordance with the rule/--which ought ever to be--that taxation means repre-/-sentation. <text:s/>Our women </text:span><text:span text:style-name="T6">are members of</text:span><text:span text:style-name="T5"> enjoy the right of suffrage in this religious/ body, to whose maintenance they contribute. <text:s/>And/ whenever any of them, or of their sisters in faith,/ through the length and breadth of this land, </text:span><text:span text:style-name="T6">fearlessly</text:span><text:span text:style-name="T5"> lift up/ a </text:span><text:span text:style-name="T6">penetrating</text:span><text:span text:style-name="T5"> voice to rebuke wrong &amp; commend right, to arouse/ the slumberers in religion, to infuse </text:span><text:span text:style-name="T6">new spirit</text:span><text:span text:style-name="T5"> the warmth of zeal into/ the lukewarm, to put falsehood to the blush, and cham-/-pion truth, I am reminded of the impersonation of/ wisdom in woman's garb, in that book [?]/ as a teacher and cultivator of </text:span><text:soft-page-break/><text:span text:style-name="T5">ethics:/</text:span></text:p>
      <text:p text:style-name="P9"><text:span text:style-name="T5"/></text:p>
      <text:p text:style-name="P9"><text:span text:style-name="T5">[Page 8]</text:span></text:p>
      <text:p text:style-name="P9"><text:span text:style-name="T5">So! wisdom cries out, and </text:span><text:span text:style-name="T6">as</text:span><text:span text:style-name="T5"> understanding gives forth/ her voice. <text:s/>ON the top of high places, by the way side/.....she stands....and thus she speaks. <text:s/>To you O men, I call,/ my speech is for the sons of man. <text:s/>O ye simple, understand/ discretion, and ye fools acquire mind. <text:s/>Listen, for I/ speak noble words, and the utterance of my lips is for/ righteousness....Receive my instruction and not silver, know-/-ledge preferable to choice gold.....To fear the Lord/ is to hate evil, pride and arrogance, and the way of/ perversity. <text:s/>Wise women capable so to address/ the unwary can yet be found. <text:s/>Come forth and teach us,/ men, to shake off lethargy, to rise to the defence of a Judaism/ pure and simple, such as prophetism, at the head of which/ Moses stands, has inculcated. <text:s/>The blessings of gene-/-rations yet unborn will rest upon your heads. <text:s/>You/ will be called the restorers of the house of Israel to/ unity, to fidelity, to </text:span><text:span text:style-name="T6">religious</text:span><text:span text:style-name="T5"> ancestral virtue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5T12:09:39.26</meta:creation-date>
    <dc:date>2012-09-05T13:48:33.60</dc:date>
    <dc:creator>Penn Libraries</dc:creator>
    <meta:editing-duration>PT00H03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1900" meta:character-count="11867"/>
  </office:meta>
</office:document-meta>
</file>